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68cm" table:align="left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.268cm"/>
    </style:style>
    <style:style style:name="Table1.C" style:family="table-column">
      <style:table-column-properties style:column-width="1.383cm"/>
    </style:style>
    <style:style style:name="Table1.D" style:family="table-column">
      <style:table-column-properties style:column-width="1.392cm"/>
    </style:style>
    <style:style style:name="Table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font-size="14pt" officeooo:rsid="000c2a3d" officeooo:paragraph-rsid="000c2a3d" style:font-size-asian="14pt" style:font-size-complex="14pt"/>
    </style:style>
    <style:style style:name="P3" style:family="paragraph" style:parent-style-name="Standard">
      <style:text-properties fo:font-size="14pt" officeooo:rsid="000c2a3d" officeooo:paragraph-rsid="000c2a3d" style:font-size-asian="14pt" style:font-size-complex="14pt"/>
    </style:style>
    <style:style style:name="P4" style:family="paragraph" style:parent-style-name="Standard">
      <style:text-properties fo:font-size="15pt" officeooo:rsid="000c2a3d" officeooo:paragraph-rsid="000c2a3d" style:font-size-asian="15pt" style:font-size-complex="15pt"/>
    </style:style>
    <style:style style:name="P5" style:family="paragraph" style:parent-style-name="Standard">
      <style:text-properties officeooo:paragraph-rsid="000c2a3d"/>
    </style:style>
    <style:style style:name="P6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fo:font-size="14pt" officeooo:rsid="000c2a3d" style:font-size-asian="14pt" style:font-size-complex="14pt"/>
    </style:style>
    <style:style style:name="T2" style:family="text">
      <style:text-properties fo:font-size="13pt" style:font-size-asian="11.3500003814697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sbah <text:s/>Majid Shaikh</text:p>
      <text:p text:style-name="P4">Class: <text:s/>TY.Bsc(cs)</text:p>
      <text:p text:style-name="P4">Roll no: 24</text:p>
      <text:p text:style-name="P4">DATA SCEINCE</text:p>
      <text:p text:style-name="P4"/>
      <text:p text:style-name="P4">Q1:</text:p>
      <text:p text:style-name="P3">import pandas as pd</text:p>
      <text:p text:style-name="P3">df=pd.DataFrame(columns=['Tag','Number'])</text:p>
      <text:p text:style-name="P3">df.loc[0]=['Search',110]</text:p>
      <text:p text:style-name="P3">df.loc[1]=['Quality',45]</text:p>
      <text:p text:style-name="P3">df.loc[2]=['Minimum',24]</text:p>
      <text:p text:style-name="P3">print(df)</text:p>
      <text:p text:style-name="P3"/>
      <text:p text:style-name="P5"><text:span text:style-name="T1">OUTPUT:</text:span> <text:s text:c="3"/></text:p>
      <text:p text:style-name="P5"><text:s text:c="3"/>Tag <text:s/>Number</text:p>
      <text:p text:style-name="Preformatted_20_Text">0 <text:s text:c="2"/>Search <text:s text:c="4"/>110</text:p>
      <text:p text:style-name="Preformatted_20_Text">1 <text:s/>Quality <text:s text:c="5"/>45</text:p>
      <text:p text:style-name="P1">2 <text:s/>Minimum <text:s text:c="5"/>24</text:p>
      <text:p text:style-name="P3"/>
      <text:p text:style-name="P3">Q2:</text:p>
      <text:p text:style-name="P3">import pandas as pd</text:p>
      <text:p text:style-name="P3">df=pd.DataFrame(columns=['FName','LName','Age'])</text:p>
      <text:p text:style-name="P3">df.loc[0]=['tom','reacher',25]</text:p>
      <text:p text:style-name="P3">df.loc[1]=['krish','pete',30]</text:p>
      <text:p text:style-name="P3">df.loc[2]=['nick','wilson',26]</text:p>
      <text:p text:style-name="P3">df.loc[3]=['juli','willians',22]</text:p>
      <text:p text:style-name="P3">print(df)</text:p>
      <text:p text:style-name="P3"/>
      <text:p text:style-name="P3">OUTPUT:</text:p>
      <text:p text:style-name="P2"><text:s text:c="3"/>FName <text:s text:c="4"/>LName <text:s/>Age</text:p>
      <text:p text:style-name="Preformatted_20_Text">0 <text:s text:c="3"/>tom <text:s text:c="2"/>reacher <text:s text:c="2"/>25</text:p>
      <text:p text:style-name="Preformatted_20_Text">1 <text:s/>krish <text:s text:c="5"/>pete <text:s text:c="2"/>30</text:p>
      <text:p text:style-name="Preformatted_20_Text">2 <text:s text:c="2"/>nick <text:s text:c="3"/>wilson <text:s text:c="2"/>26</text:p>
      <text:p text:style-name="P1">3 <text:s text:c="2"/>juli <text:s/>willians <text:s text:c="2"/>22</text:p>
      <text:p text:style-name="P3">Q3:</text:p>
      <text:p text:style-name="P3">import pandas as pd</text:p>
      <text:p text:style-name="P3">df=pd.DataFrame(columns=['Category','Name','Marks'])</text:p>
      <text:p text:style-name="P3">df.loc[0]=['DS','Linked_list',10]</text:p>
      <text:p text:style-name="P3">df.loc[1]=['DS','Stack',9]</text:p>
      <text:p text:style-name="P3">df.loc[2]=['DS','Queue',7]</text:p>
      <text:p text:style-name="P3">df.loc[3]=['Algo','Greedy',8]</text:p>
      <text:p text:style-name="P3">df.loc[4]=['Algo','DP',6]</text:p>
      <text:p text:style-name="P3">df.loc[5]=['Algo','BackTrack',5]</text:p>
      <text:p text:style-name="P3">print(df)</text:p>
      <text:p text:style-name="P3"/>
      <text:p text:style-name="P3"><text:soft-page-break/>OUTPUT:</text:p>
      <text:p text:style-name="P2"><text:s text:c="2"/>Category <text:s text:c="8"/>Name <text:s/>Marks</text:p>
      <text:p text:style-name="Preformatted_20_Text">0 <text:s text:c="6"/>DS <text:s/>Linked_list <text:s text:c="4"/>10</text:p>
      <text:p text:style-name="Preformatted_20_Text">1 <text:s text:c="6"/>DS <text:s text:c="7"/>Stack <text:s text:c="5"/>9</text:p>
      <text:p text:style-name="Preformatted_20_Text">2 <text:s text:c="6"/>DS <text:s text:c="7"/>Queue <text:s text:c="5"/>7</text:p>
      <text:p text:style-name="Preformatted_20_Text">3 <text:s text:c="4"/>Algo <text:s text:c="6"/>Greedy <text:s text:c="5"/>8</text:p>
      <text:p text:style-name="Preformatted_20_Text">4 <text:s text:c="4"/>Algo <text:s text:c="10"/>DP <text:s text:c="5"/>6</text:p>
      <text:p text:style-name="P1">5 <text:s text:c="4"/>Algo <text:s text:c="3"/>BackTrack <text:s text:c="5"/>5</text:p>
      <text:p text:style-name="P3">Q4:</text:p>
      <text:p text:style-name="P3">import pandas as pd</text:p>
      <text:p text:style-name="P3">df=pd.DataFrame(columns=['Name','Marks','Status'])</text:p>
      <text:p text:style-name="P3">df.loc[0]=['Tom',9,'Fail']</text:p>
      <text:p text:style-name="P3">df.loc[1]=['Jack',19,'Pass']</text:p>
      <text:p text:style-name="P3">df.loc[2]=['Lucky',20,'Pass']</text:p>
      <text:p text:style-name="P3">df.loc[3]=['Bob',17,'Pass']</text:p>
      <text:p text:style-name="P3">df.loc[4]=['Jerry',11,'Pass']</text:p>
      <text:p text:style-name="P3">df.loc[5]=['Alice',18,'Pass']</text:p>
      <text:p text:style-name="P3">df.loc[6]=['Thomas',5,'Fail']</text:p>
      <text:p text:style-name="P3">df.loc[7]=['Barbie',8,'Fail']</text:p>
      <text:p text:style-name="P3">print(df)</text:p>
      <text:p text:style-name="P3">print("First 3 rows:\n")</text:p>
      <text:p text:style-name="P3">print(df.head(3))</text:p>
      <text:p text:style-name="P3">print("Last 5 rows:\n")</text:p>
      <text:p text:style-name="P3">print(df.tail(5))</text:p>
      <text:p text:style-name="P3">print("First 3 records using iloc:\n")</text:p>
      <text:p text:style-name="P3">df.iloc[0:3]</text:p>
      <text:p text:style-name="P3"/>
      <text:p text:style-name="P3">OUTPUT:</text:p>
      <text:p text:style-name="P2"><text:s text:c="3"/>Name <text:s/>Marks Status</text:p>
      <text:p text:style-name="Preformatted_20_Text">0 <text:s text:c="4"/>Tom <text:s text:c="5"/>9 <text:s text:c="2"/>Fail</text:p>
      <text:p text:style-name="Preformatted_20_Text">1 <text:s text:c="3"/>Jack <text:s text:c="4"/>19 <text:s text:c="2"/>Pass</text:p>
      <text:p text:style-name="Preformatted_20_Text">2 <text:s text:c="2"/>Lucky <text:s text:c="4"/>20 <text:s text:c="2"/>Pass</text:p>
      <text:p text:style-name="Preformatted_20_Text">3 <text:s text:c="4"/>Bob <text:s text:c="4"/>17 <text:s text:c="2"/>Pass</text:p>
      <text:p text:style-name="Preformatted_20_Text">4 <text:s text:c="2"/>Jerry <text:s text:c="4"/>11 <text:s text:c="2"/>Pass</text:p>
      <text:p text:style-name="Preformatted_20_Text">5 <text:s text:c="2"/>Alice <text:s text:c="4"/>18 <text:s text:c="2"/>Pass</text:p>
      <text:p text:style-name="Preformatted_20_Text">6 <text:s/>Thomas <text:s text:c="5"/>5 <text:s text:c="2"/>Fail</text:p>
      <text:p text:style-name="Preformatted_20_Text">7 <text:s/>Barbie <text:s text:c="5"/>8 <text:s text:c="2"/>Fail</text:p>
      <text:p text:style-name="P1">First 3 rows:</text:p>
      <text:p text:style-name="P2">Name <text:s/>Marks Status</text:p>
      <text:p text:style-name="Preformatted_20_Text">0 <text:s text:c="3"/>Tom <text:s text:c="5"/>9 <text:s text:c="2"/>Fail</text:p>
      <text:p text:style-name="Preformatted_20_Text">1 <text:s text:c="2"/>Jack <text:s text:c="4"/>19 <text:s text:c="2"/>Pass</text:p>
      <text:p text:style-name="Preformatted_20_Text">2 <text:s/>Lucky <text:s text:c="4"/>20 <text:s text:c="2"/>Pass</text:p>
      <text:p text:style-name="P1">Last 5 rows:</text:p>
      <text:p text:style-name="P2">Name <text:s/>Marks Status</text:p>
      <text:p text:style-name="Preformatted_20_Text">3 <text:s text:c="4"/>Bob <text:s text:c="4"/>17 <text:s text:c="2"/>Pass</text:p>
      <text:p text:style-name="Preformatted_20_Text">4 <text:s text:c="2"/>Jerry <text:s text:c="4"/>11 <text:s text:c="2"/>Pass</text:p>
      <text:p text:style-name="Preformatted_20_Text">5 <text:s text:c="2"/>Alice <text:s text:c="4"/>18 <text:s text:c="2"/>Pass</text:p>
      <text:p text:style-name="Preformatted_20_Text">6 <text:s/>Thomas <text:s text:c="5"/>5 <text:s text:c="2"/>Fail</text:p>
      <text:p text:style-name="Preformatted_20_Text">7 <text:s/>Barbie <text:s text:c="5"/>8 <text:s text:c="2"/>Fail</text:p>
      <text:p text:style-name="Preformatted_20_Text">First 3 records using iloc:</text:p>
      <text:p text:style-name="P1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/>
            </table:table-cell>
            <table:table-cell table:style-name="Table1.B1" office:value-type="string">
              <text:p text:style-name="Table_20_Heading">Name</text:p>
            </table:table-cell>
            <table:table-cell table:style-name="Table1.B1" office:value-type="string">
              <text:p text:style-name="Table_20_Heading">Marks</text:p>
            </table:table-cell>
            <table:table-cell table:style-name="Table1.B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2" office:value-type="string">
            <text:p text:style-name="Table_20_Heading">0</text:p>
          </table:table-cell>
          <table:table-cell table:style-name="Table1.B2" office:value-type="string">
            <text:p text:style-name="Table_20_Contents">Tom</text:p>
          </table:table-cell>
          <table:table-cell table:style-name="Table1.B2" office:value-type="string">
            <text:p text:style-name="Table_20_Contents">9</text:p>
          </table:table-cell>
          <table:table-cell table:style-name="Table1.B2" office:value-type="string">
            <text:p text:style-name="Table_20_Contents">Fail</text:p>
          </table:table-cell>
        </table:table-row>
        <table:table-row>
          <table:table-cell table:style-name="Table1.A2" office:value-type="string">
            <text:p text:style-name="Table_20_Heading">1</text:p>
          </table:table-cell>
          <table:table-cell table:style-name="Table1.B2" office:value-type="string">
            <text:p text:style-name="Table_20_Contents">Jack</text:p>
          </table:table-cell>
          <table:table-cell table:style-name="Table1.B2" office:value-type="string">
            <text:p text:style-name="Table_20_Contents">19</text:p>
          </table:table-cell>
          <table:table-cell table:style-name="Table1.B2" office:value-type="string">
            <text:p text:style-name="Table_20_Contents">Pass</text:p>
          </table:table-cell>
        </table:table-row>
        <table:table-row>
          <table:table-cell table:style-name="Table1.A4" office:value-type="string">
            <text:p text:style-name="Table_20_Heading">2</text:p>
          </table:table-cell>
          <table:table-cell table:style-name="Table1.B4" office:value-type="string">
            <text:p text:style-name="Table_20_Contents">Lucky</text:p>
          </table:table-cell>
          <table:table-cell table:style-name="Table1.B4" office:value-type="string">
            <text:p text:style-name="Table_20_Contents">20</text:p>
          </table:table-cell>
          <table:table-cell table:style-name="Table1.B4" office:value-type="string">
            <text:p text:style-name="Table_20_Contents">Pas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4:41:08.063266583</meta:creation-date>
    <dc:date>2024-08-12T14:48:12.716156797</dc:date>
    <meta:editing-duration>PT7M5S</meta:editing-duration>
    <meta:editing-cycles>1</meta:editing-cycles>
    <meta:document-statistic meta:table-count="1" meta:image-count="0" meta:object-count="0" meta:page-count="3" meta:paragraph-count="104" meta:word-count="233" meta:character-count="2043" meta:non-whitespace-character-count="1604"/>
    <meta:generator>LibreOffice/7.3.7.2$Linux_X86_64 LibreOffice_project/30$Build-2</meta:generator>
  </office:meta>
</office:document-meta>
</file>